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FOLIO</text:p>
      <text:p text:style-name="P2"><text:span text:style-name="T1">DESIGN:</text:span></text:p>
      <text:p text:style-name="P5"><text:span text:style-name="T3">The idea here is to build a interactive portfolio utilizing either angular.js or wordpress (or both) to highlight my skillsets, work experience, previous projects, and references. The entire portfolio will be in a single page layout to emphasize aptitude in single page application development. </text:span></text:p>
      <text:p text:style-name="P2"><text:span text:style-name="T1">LAYOUT:<text:line-break/></text:span></text:p>
      <text:list xml:id="list4884933657101915426" text:style-name="L1">
        <text:list-item>
          <text:p text:style-name="P3"><text:span text:style-name="T2">Landing Page</text:span></text:p>
        </text:list-item>
        <text:list-item>
          <text:p text:style-name="P3"><text:span text:style-name="T2">Work history/Education</text:span></text:p>
        </text:list-item>
        <text:list-item>
          <text:p text:style-name="P3"><text:span text:style-name="T2">Skill sets</text:span></text:p>
        </text:list-item>
        <text:list-item>
          <text:p text:style-name="P3"><text:span text:style-name="T2">previous projects</text:span></text:p>
        </text:list-item>
        <text:list-item>
          <text:p text:style-name="P3"><text:span text:style-name="T2">customer testimonials</text:span></text:p>
        </text:list-item>
        <text:list-item>
          <text:p text:style-name="P3"><text:span text:style-name="T2">references</text:span></text:p>
        </text:list-item>
      </text:list>
      <text:p text:style-name="P2"><text:span text:style-name="T2"/></text:p>
      <text:p text:style-name="P2"><text:span text:style-name="T2"/></text:p>
      <text:p text:style-name="P6"><text:span text:style-name="T3">Landing page</text:span></text:p>
      <text:p text:style-name="P5"><text:span text:style-name="T3">The landing page will be where the viewer comes in when starting the portfolio. It will show each section along with a brief explanation of each section. Each entire section will be clickable to cause it to expand, whilst minimizing any other sections open. Alternatively, I could create single page transfers that animate via jQuery or CSS to display the targeted “page”. This page should also include share links at the bottom if opting to post online (convert to downloadable links instead if the site never goes live. The downloadable link will download a copy of this portfolio). There will be a clickable to top of page link that will jQuery animate to the top of the page when clicked. </text:span></text:p>
      <text:p text:style-name="P5"><text:span text:style-name="T3"/></text:p>
      <text:p text:style-name="P6"><text:span text:style-name="T3">Work History/Education:</text:span></text:p>
      <text:p text:style-name="P2"><text:span text:style-name="T2">This page will highlight my time at Zoovy by exemplifying the amount of projects completed and other kinds of work performed over my 2 years there, including the types of technologies used. This will also include a little blurb about my internship at xRM and the technologies used there. Lastly, I will cover my time in the military, focusing on the skills learned with regard to team work, leadership, attention to detail and my “complete the mission” attitude. <text:line-break/>For the education side of this section, Include some information about my degree, my GPA, and a little something about the technologies used here, including the final project for the fire alarm system we built. <text:line-break/><text:line-break/></text:span><text:span text:style-name="T1">Skill sets:<text:line-break/></text:span><text:span text:style-name="T2">This is the real show of technique. Include an interactable example for:<text:line-break/></text:span></text:p>
      <text:list xml:id="list8514063217972780460" text:style-name="L2">
        <text:list-item>
          <text:p text:style-name="P4"><text:span text:style-name="T2">Responsive design – The whole site will be responsively designed including a tool, if possible for allowing either the screen to re-sized OR to have a smaller resolution example with sliders that increase or decrease size of the example, showing how the example re-sizes via media queries.</text:span></text:p>
        </text:list-item>
        <text:list-item>
          <text:p text:style-name="P4"><text:span text:style-name="T2">HTML5 – Canvas</text:span></text:p>
        </text:list-item>
        <text:list-item>
          <text:p text:style-name="P4"><text:span text:style-name="T2">elastic search/filtered search - ?</text:span></text:p>
        </text:list-item>
        <text:list-item>
          <text:p text:style-name="P4"><text:span text:style-name="T2">hover zoom – zoom.js on a product image</text:span></text:p>
        </text:list-item>
        <text:list-item>
          <text:p text:style-name="P4"><text:span text:style-name="T2">jQuery – A flippable business card</text:span></text:p>
        </text:list-item>
        <text:list-item>
          <text:p text:style-name="P4"><text:span text:style-name="T2">SEO - ?</text:span></text:p>
        </text:list-item>
        <text:list-item>
          <text:p text:style-name="P4"><text:span text:style-name="T2">Third party plugins – caroufredsel/cycle2, infinite scroll, google analytics, select2buttons, </text:span><text:soft-page-break/><text:span text:style-name="T2">magictoolbox.</text:span></text:p>
        </text:list-item>
        <text:list-item>
          <text:p text:style-name="P4"><text:span text:style-name="T2">Wordpress - ?</text:span></text:p>
        </text:list-item>
        <text:list-item>
          <text:p text:style-name="P4"><text:span text:style-name="T2">Angular - ?</text:span></text:p>
        </text:list-item>
      </text:list>
      <text:p text:style-name="P2"><text:span text:style-name="T2"/></text:p>
      <text:p text:style-name="P6"><text:span text:style-name="T3">Previous Projects:<text:line-break/></text:span><text:span text:style-name="T2">3 live site examples: thechessstore.com, onlineformals.com, itascamocassins.com</text:span></text:p>
      <text:p text:style-name="P6"><text:span text:style-name="T2">These examples should either be in self contained windows inside of the section OR click to open a new tab with the site in them. If the latter, include a screenshot of the site to give the user an idea of what kind of site it is before clicking.<text:line-break/>This section should also include a list of accomplishments whilst working at Zoovy including the completion of <text:s/>10 site builds, 5 special feature builds and 3 template sites for widespread use along with countless hours of research and development testing.<text:line-break/>If time permits, include the interface and basic code for alarms final project used for my final project. Lastly, include a link to my github account for reference to exact commits and what not done before leaving Zoovy.<text:line-break/><text:line-break/></text:span><text:span text:style-name="T3">Customer Testimonials<text:line-break/></text:span><text:span text:style-name="T2">This will be a small section that will include any feedback left by satisfied customers. It will basically just be a word for word excerpt of whatever they send me back.<text:line-break/><text:line-break/></text:span><text:span text:style-name="T3">References:<text:line-break/></text:span><text:span text:style-name="T2">This will include either/or a testimonial by the reference and contact information for them. At this time, I would like to include Ryan, Brian, JT, possibly a reference from my military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inton Contreras</meta:initial-creator>
    <meta:creation-date>2015-03-12T14:09:35.29</meta:creation-date>
    <dc:date>2015-03-12T15:38:49.43</dc:date>
    <dc:creator>Clinton Contreras</dc:creator>
    <meta:editing-duration>PT58M52S</meta:editing-duration>
    <meta:editing-cycles>2</meta:editing-cycles>
    <meta:generator>OpenOffice/4.1.1$Win32 OpenOffice.org_project/411m6$Build-9775</meta:generator>
    <meta:document-statistic meta:table-count="0" meta:image-count="0" meta:object-count="0" meta:page-count="2" meta:paragraph-count="25" meta:word-count="615" meta:character-count="3685"/>
  </office:meta>
</office:document-meta>
</file>